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7" draw:id="id7" draw:layer="layout" svg:width="0.4cm" svg:height="0.4cm" svg:x="7.164cm" svg:y="1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5.468cm" svg:height="1.199cm" svg:x="1.832cm" svg:y="2.3cm">
          <draw:text-box>
            <text:p text:style-name="P2"><text:span text:style-name="T1">[Check if the node is black </text:span></text:p>
            <text:p text:style-name="P2"><text:span text:style-name="T1">and has red children]</text:span></text:p>
          </draw:text-box>
        </draw:frame>
        <draw:custom-shape draw:style-name="gr3" draw:text-style-name="P1" xml:id="id4" draw:id="id4" draw:layer="layout" svg:width="0.8cm" svg:height="0.8cm" svg:x="6.964cm" svg:y="4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.429cm" svg:height="0.725cm" svg:x="7.871cm" svg:y="3.6cm">
          <draw:text-box>
            <text:p text:style-name="P2"><text:span text:style-name="T1">[Yes]</text:span></text:p>
          </draw:text-box>
        </draw:frame>
        <draw:frame draw:style-name="gr4" draw:text-style-name="P2" draw:layer="layout" svg:width="1.281cm" svg:height="0.725cm" svg:x="5.719cm" svg:y="5.1cm">
          <draw:text-box>
            <text:p text:style-name="P2"><text:span text:style-name="T1">[No]</text:span></text:p>
          </draw:text-box>
        </draw:frame>
        <draw:custom-shape draw:style-name="gr3" draw:text-style-name="P1" xml:id="id5" draw:id="id5" draw:layer="layout" svg:width="3.8cm" svg:height="1.3cm" svg:x="10.066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6" draw:id="id6" draw:layer="layout" svg:width="3.719cm" svg:height="0.725cm" svg:x="10.107cm" svg:y="4.388cm">
          <draw:text-box>
            <text:p text:style-name="P2"><text:span text:style-name="T1">Perform color flip</text:span></text:p>
          </draw:text-box>
        </draw:frame>
        <draw:frame draw:style-name="gr2" draw:text-style-name="P2" draw:layer="layout" svg:width="5.023cm" svg:height="1.199cm" svg:x="11.877cm" svg:y="6cm">
          <draw:text-box>
            <text:p text:style-name="P2"><text:span text:style-name="T1">[Check if the flip caused</text:span></text:p>
            <text:p text:style-name="P2"><text:span text:style-name="T1">a red-red conflict]</text:span></text:p>
          </draw:text-box>
        </draw:frame>
        <draw:custom-shape draw:style-name="gr3" draw:text-style-name="P1" xml:id="id1" draw:id="id1" draw:layer="layout" svg:width="0.8cm" svg:height="0.8cm" svg:x="11.566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.429cm" svg:height="0.725cm" svg:x="12.8cm" svg:y="7.7cm">
          <draw:text-box>
            <text:p text:style-name="P2"><text:span text:style-name="T1">[Yes]</text:span></text:p>
          </draw:text-box>
        </draw:frame>
        <draw:frame draw:style-name="gr5" draw:text-style-name="P2" draw:layer="layout" svg:width="1.281cm" svg:height="0.725cm" svg:x="10.519cm" svg:y="8.775cm">
          <draw:text-box>
            <text:p text:style-name="P2"><text:span text:style-name="T1">[No]</text:span></text:p>
          </draw:text-box>
        </draw:frame>
        <draw:custom-shape draw:style-name="gr3" draw:text-style-name="P1" xml:id="id3" draw:id="id3" draw:layer="layout" svg:width="3.8cm" svg:height="2.2cm" svg:x="15.6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436cm" svg:height="1.673cm" svg:x="15.7cm" svg:y="7.775cm">
          <draw:text-box>
            <text:p text:style-name="P2"><text:span text:style-name="T1">Fix the conflict</text:span></text:p>
            <text:p text:style-name="P2"><text:span text:style-name="T1">with a single or</text:span></text:p>
            <text:p text:style-name="P2"><text:span text:style-name="T1">double rotation.</text:span></text:p>
          </draw:text-box>
        </draw:frame>
        <draw:custom-shape draw:style-name="gr3" draw:text-style-name="P1" xml:id="id2" draw:id="id2" draw:layer="layout" svg:width="4.1cm" svg:height="2.5cm" svg:x="5.314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59cm" svg:height="2.147cm" svg:x="5.435cm" svg:y="10.175cm">
          <draw:text-box>
            <text:p text:style-name="P2"><text:span text:style-name="T1">Continue down to</text:span></text:p>
            <text:p text:style-name="P2"><text:span text:style-name="T1">the insertion point</text:span></text:p>
            <text:p text:style-name="P2"><text:span text:style-name="T1">and insert </text:span></text:p>
            <text:p text:style-name="P2"><text:span text:style-name="T1">the new node.</text:span></text:p>
          </draw:text-box>
        </draw:frame>
        <draw:connector draw:style-name="gr6" draw:text-style-name="P1" draw:layer="layout" svg:x1="11.966cm" svg:y1="9cm" svg:x2="9.414cm" svg:y2="11.15cm" draw:start-shape="id1" draw:start-glue-point="6" draw:end-shape="id2" draw:end-glue-point="1" svg:d="M11966 9000v2150h-2552">
          <text:p/>
        </draw:connector>
        <draw:connector draw:style-name="gr6" draw:text-style-name="P1" draw:layer="layout" svg:x1="17.5cm" svg:y1="9.7cm" svg:x2="9.414cm" svg:y2="11.15cm" draw:start-shape="id3" draw:start-glue-point="2" draw:end-shape="id2" draw:end-glue-point="1" svg:d="M17500 9700v1450h-8086">
          <text:p/>
        </draw:connector>
        <draw:connector draw:style-name="gr6" draw:text-style-name="P1" draw:layer="layout" svg:x1="7.364cm" svg:y1="5.15cm" svg:x2="7.364cm" svg:y2="9.9cm" draw:start-shape="id4" draw:start-glue-point="6" draw:end-shape="id2" draw:end-glue-point="0" svg:d="M7364 5150v4750">
          <text:p/>
        </draw:connector>
        <draw:connector draw:style-name="gr6" draw:text-style-name="P1" draw:layer="layout" svg:x1="11.966cm" svg:y1="5.4cm" svg:x2="11.966cm" svg:y2="8.2cm" draw:start-shape="id5" draw:start-glue-point="2" draw:end-shape="id1" draw:end-glue-point="4" svg:d="M11966 5400v2800">
          <text:p/>
        </draw:connector>
        <draw:connector draw:style-name="gr6" draw:text-style-name="P1" draw:layer="layout" svg:x1="7.764cm" svg:y1="4.75cm" svg:x2="10.107cm" svg:y2="4.75cm" draw:start-shape="id4" draw:start-glue-point="7" draw:end-shape="id6" draw:end-glue-point="3" svg:d="M7764 4750h2343">
          <text:p/>
        </draw:connector>
        <draw:connector draw:style-name="gr6" draw:text-style-name="P1" draw:layer="layout" svg:x1="7.364cm" svg:y1="1.5cm" svg:x2="7.364cm" svg:y2="4.35cm" draw:start-shape="id7" draw:start-glue-point="8" draw:end-shape="id4" draw:end-glue-point="4" svg:d="M7364 1500v2850">
          <text:p/>
        </draw:connector>
        <draw:connector draw:style-name="gr6" draw:text-style-name="P1" draw:layer="layout" svg:x1="12.366cm" svg:y1="8.6cm" svg:x2="15.6cm" svg:y2="8.6cm" draw:start-shape="id1" draw:start-glue-point="7" draw:end-shape="id3" draw:end-glue-point="3" svg:d="M12366 8600h3234">
          <text:p/>
        </draw:connector>
        <draw:frame draw:style-name="gr2" draw:text-style-name="P2" draw:layer="layout" svg:width="4.27cm" svg:height="1.673cm" svg:x="7.53cm" svg:y="12.7cm">
          <draw:text-box>
            <text:p text:style-name="P2"><text:span text:style-name="T1">[Check if the parent</text:span></text:p>
            <text:p text:style-name="P2"><text:span text:style-name="T1">of the inserted node</text:span></text:p>
            <text:p text:style-name="P2"><text:span text:style-name="T1">is red]</text:span></text:p>
          </draw:text-box>
        </draw:frame>
        <draw:custom-shape draw:style-name="gr3" draw:text-style-name="P1" xml:id="id8" draw:id="id8" draw:layer="layout" svg:width="0.8cm" svg:height="0.8cm" svg:x="7cm" svg:y="14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.429cm" svg:height="0.725cm" svg:x="8.9cm" svg:y="14.375cm">
          <draw:text-box>
            <text:p text:style-name="P2"><text:span text:style-name="T1">[Yes]</text:span></text:p>
          </draw:text-box>
        </draw:frame>
        <draw:frame draw:style-name="gr5" draw:text-style-name="P2" draw:layer="layout" svg:width="1.281cm" svg:height="0.725cm" svg:x="5.7cm" svg:y="15.7cm">
          <draw:text-box>
            <text:p text:style-name="P2"><text:span text:style-name="T1">[No]</text:span></text:p>
          </draw:text-box>
        </draw:frame>
        <draw:custom-shape draw:style-name="gr3" draw:text-style-name="P1" xml:id="id9" draw:id="id9" draw:layer="layout" svg:width="3.8cm" svg:height="2.2cm" svg:x="11.9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436cm" svg:height="1.673cm" svg:x="12cm" svg:y="14.264cm">
          <draw:text-box>
            <text:p text:style-name="P2"><text:span text:style-name="T1">Fix the conflict</text:span></text:p>
            <text:p text:style-name="P2"><text:span text:style-name="T1">with a single or</text:span></text:p>
            <text:p text:style-name="P2"><text:span text:style-name="T1">double rotation.</text:span></text:p>
          </draw:text-box>
        </draw:frame>
        <draw:connector draw:style-name="gr6" draw:text-style-name="P1" draw:layer="layout" svg:x1="7.364cm" svg:y1="12.4cm" svg:x2="7.4cm" svg:y2="14.7cm" draw:start-shape="id2" draw:start-glue-point="2" draw:end-shape="id8" draw:end-glue-point="4" svg:d="M7364 12400v1151h36v1149">
          <text:p/>
        </draw:connector>
        <draw:connector draw:style-name="gr6" draw:text-style-name="P1" draw:layer="layout" svg:x1="7.8cm" svg:y1="15.1cm" svg:x2="11.9cm" svg:y2="15.1cm" draw:start-shape="id8" draw:start-glue-point="7" draw:end-shape="id9" draw:end-glue-point="3" svg:d="M7800 15100h4100">
          <text:p/>
        </draw:connector>
        <draw:custom-shape draw:style-name="gr1" draw:text-style-name="P1" draw:layer="layout" svg:width="0.4cm" svg:height="0.4cm" svg:x="7.15cm" svg:y="17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0" draw:id="id10" draw:layer="layout" svg:width="0.7cm" svg:height="0.7cm" svg:x="7cm" svg:y="1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svg:x1="7.4cm" svg:y1="15.5cm" svg:x2="7.35cm" svg:y2="17.4cm" draw:start-shape="id8" draw:start-glue-point="6" draw:end-shape="id10" draw:end-glue-point="4" svg:d="M7400 15500v951h-50v949">
          <text:p/>
        </draw:connector>
        <draw:connector draw:style-name="gr6" draw:text-style-name="P1" draw:layer="layout" svg:x1="13.8cm" svg:y1="16.2cm" svg:x2="7.7cm" svg:y2="17.75cm" draw:start-shape="id9" draw:start-glue-point="2" draw:end-shape="id10" draw:end-glue-point="10" svg:d="M13800 16200v1550h-6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1t </meta:initial-creator>
    <meta:creation-date>2018-12-28T17:02:28.31</meta:creation-date>
    <dc:date>2018-12-28T17:27:48.70</dc:date>
    <dc:creator>den1t </dc:creator>
    <meta:editing-duration>PT25M20S</meta:editing-duration>
    <meta:editing-cycles>3</meta:editing-cycles>
    <meta:generator>OpenOffice/4.1.3$Win32 OpenOffice.org_project/413m1$Build-9783</meta:generator>
    <meta:document-statistic meta:object-count="34"/>
  </office:meta>
</office:document-meta>
</file>